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dac7" officeooo:paragraph-rsid="000cdac7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officeooo:rsid="000cdac7" officeooo:paragraph-rsid="000cdac7" style:font-size-asian="16pt" style:font-size-complex="16pt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velopment of Fake News in Freiland</text:p>
      <text:p text:style-name="P1"/>
      <text:p text:style-name="P1"><draw:frame draw:style-name="fr1" draw:name="Objek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2">Number of Vowels</text:p>
      <text:p text:style-name="P2"/>
      <text:p text:style-name="P2"><draw:frame draw:style-name="fr1" draw:name="Objek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0:10:05.126000000</meta:creation-date>
    <dc:date>2018-04-24T20:13:03.861000000</dc:date>
    <meta:editing-duration>PT3M2S</meta:editing-duration>
    <meta:editing-cycles>1</meta:editing-cycles>
    <meta:document-statistic meta:table-count="0" meta:image-count="0" meta:object-count="2" meta:page-count="1" meta:paragraph-count="2" meta:word-count="9" meta:character-count="52" meta:non-whitespace-character-count="45"/>
    <meta:generator>LibreOffice/5.2.5.1$Windows_x86 LibreOffice_project/0312e1a284a7d50ca85a365c316c7abbf20a4d2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svg:x="0cm" svg:y="0cm" style:legend-expansion="custom" chartooo:width="15.999cm" chartooo:height="8.999cm" style:legend-expansion-aspect-ratio="1.77786420713413" chart:style-name="ch2"/>
        <chart:plot-area chart:style-name="ch3" chart:data-source-has-labels="both" svg:x="0.319cm" svg:y="0.179cm" svg:width="15.361cm" svg:height="8.641cm">
          <chartooo:coordinate-region svg:x="0.94cm" svg:y="0.378cm" svg:width="14.368cm" svg:height="7.795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% fake new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7">
                <text:p>2017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5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="hatch" draw:fill-color="#004586" draw:fill-hatch-name="Red_20_Crossed_20_45_20_Degrees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="hatch" draw:fill-color="#ff420e" draw:fill-hatch-name="Black_20_0_20_Degrees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="hatch" draw:fill-color="#ffd320" draw:fill-hatch-name="Blue_20_Crossed_20_0_20_Degrees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579d1c" draw:fill-hatch-name="Black_20_-45_20_Degrees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filled-radar" chart:style-name="ch1">
        <chart:legend svg:x="11.156cm" svg:y="4.488cm" style:legend-expansion="custom" chartooo:width="4.687cm" chartooo:height="3.474cm" style:legend-expansion-aspect-ratio="1.34916522740357" chart:style-name="ch2"/>
        <chart:plot-area chart:style-name="ch3" chart:data-source-has-labels="both" svg:x="0.319cm" svg:y="0.179cm" svg:width="15.361cm" svg:height="8.641cm">
          <chartooo:coordinate-region svg:x="4.259cm" svg:y="1.153cm" svg:width="7.481cm" svg:height="7.481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filled-radar">
            <chart:data-point chart:repeated="5"/>
          </chart:series>
          <chart:series chart:style-name="ch7" chart:values-cell-range-address="local-table.$C$2:.$C$6" chart:label-cell-address="local-table.$C$1" chart:class="chart:filled-radar">
            <chart:data-point chart:repeated="5"/>
          </chart:series>
          <chart:series chart:style-name="ch8" chart:values-cell-range-address="local-table.$D$2:.$D$6" chart:label-cell-address="local-table.$D$1" chart:class="chart:filled-radar">
            <chart:data-point chart:repeated="5"/>
          </chart:series>
          <chart:series chart:style-name="ch9" chart:values-cell-range-address="local-table.$E$2:.$E$6" chart:label-cell-address="local-table.$E$1" chart:class="chart:filled-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aze</text:p>
              </table:table-cell>
              <table:table-cell office:value-type="string">
                <text:p>Department F</text:p>
              </table:table-cell>
              <table:table-cell office:value-type="string">
                <text:p>#playfulness</text:p>
              </table:table-cell>
              <table:table-cell office:value-type="string">
                <text:p>we love you all &lt;3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ue_20_Crossed_20_0_20_Degrees" draw:display-name="Blue Crossed 0 Degrees" draw:style="double" draw:color="#000080" draw:distance="0.076cm" draw:rotation="900"/>
    <draw:hatch draw:name="Red_20_Crossed_20_45_20_Degrees" draw:display-name="Red Crossed 45 Degrees" draw:style="double" draw:color="#800000" draw:distance="0.076cm" draw:rotation="450"/>
  </office:styles>
</office:document-styles>
</file>